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8.795cm" style:rel-column-width="32767*"/>
    </style:style>
    <style:style style:name="Table3.B" style:family="table-column">
      <style:table-column-properties style:column-width="8.79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justify" style:justify-single-word="false"/>
      <style:text-properties officeooo:rsid="00154af5" officeooo:paragraph-rsid="00154af5"/>
    </style:style>
    <style:style style:name="P2" style:family="paragraph" style:parent-style-name="Table_20_Contents">
      <style:text-properties officeooo:rsid="00188689" officeooo:paragraph-rsid="00188689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81351" officeooo:paragraph-rsid="00181351" style:font-size-asian="12pt" style:font-weight-asian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style:font-size-asian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officeooo:rsid="00154af5" officeooo:paragraph-rsid="00154af5" style:font-size-asian="12pt"/>
    </style:style>
    <style:style style:name="P8" style:family="paragraph" style:parent-style-name="Standard">
      <style:text-properties officeooo:paragraph-rsid="00154af5"/>
    </style:style>
    <style:style style:name="P9" style:family="paragraph" style:parent-style-name="Standard">
      <style:text-properties officeooo:rsid="00188689" officeooo:paragraph-rsid="00188689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Times New Roman" fo:font-size="12pt" officeooo:rsid="00154af5" officeooo:paragraph-rsid="00154af5" style:font-size-asian="12pt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Times New Roman" fo:font-size="12pt" fo:font-style="normal" style:font-size-asian="12pt" style:font-style-asian="normal" style:font-style-complex="normal"/>
    </style:style>
    <style:style style:name="T3" style:family="text">
      <style:text-properties style:font-name="Times New Roman" fo:font-size="12pt" fo:font-style="normal" officeooo:rsid="001df58c" style:font-size-asian="12pt" style:font-style-asian="normal" style:font-style-complex="normal"/>
    </style:style>
    <style:style style:name="T4" style:family="text">
      <style:text-properties style:font-name="Times New Roman" fo:font-size="12pt" fo:font-style="normal" fo:font-weight="bold" style:font-size-asian="12pt" style:font-style-asian="normal" style:font-weight-asian="bold" style:font-style-complex="normal"/>
    </style:style>
    <style:style style:name="T5" style:family="text">
      <style:text-properties style:font-name="Times New Roman" fo:font-size="12pt" fo:font-style="normal" fo:font-weight="bold" officeooo:rsid="001df58c" style:font-size-asian="12pt" style:font-style-asian="normal" style:font-weight-asian="bold" style:font-style-complex="normal" style:font-weight-complex="bold"/>
    </style:style>
    <style:style style:name="T6" style:family="text">
      <style:text-properties style:font-name="Times New Roman" fo:font-size="12pt" fo:font-style="normal" style:text-underline-style="solid" style:text-underline-width="auto" style:text-underline-color="font-color" fo:font-weight="bold" officeooo:rsid="001df58c" style:font-size-asian="12pt" style:font-style-asian="normal" style:font-weight-asian="bold" style:font-style-complex="normal" style:font-weight-complex="bold"/>
    </style:style>
    <style:style style:name="T7" style:family="text">
      <style:text-properties officeooo:rsid="00166025"/>
    </style:style>
    <style:style style:name="T8" style:family="text">
      <style:text-properties officeooo:rsid="001bbaa1"/>
    </style:style>
    <style:style style:name="T9" style:family="text">
      <style:text-properties style:text-position="super 58%" officeooo:rsid="001bbaa1" style:font-size-asian="10.5pt"/>
    </style:style>
    <style:style style:name="T10" style:family="text">
      <style:text-properties officeooo:rsid="001dc226"/>
    </style:style>
    <style:style style:name="T11" style:family="text">
      <style:text-properties officeooo:rsid="001df58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aller <text:span text:style-name="T10">1: Conocimientos previos</text:span></text:p>
      <text:p text:style-name="P4">Fundamentos de Análisis y Diseño de Algoritmos</text:p>
      <text:p text:style-name="P4">Escuela de Ingeniería de Sistemas y Computación</text:p>
      <text:p text:style-name="P6"/>
      <text:p text:style-name="P6"/>
      <text:p text:style-name="P6"/>
      <text:p text:style-name="P3"><text:span text:style-name="T2">Indicar el </text:span><text:span text:style-name="T4">numero ejecuciones </text:span><text:span text:style-name="T2">de cada una de las </text:span><text:span text:style-name="T4">instrucciones (lineas) </text:span><text:span text:style-name="T2">de los algoritmos siguientes.</text:span><text:span text:style-name="T1"> </text:span><text:span text:style-name="T2">Determinar una </text:span><text:span text:style-name="T4">función en términos de n </text:span><text:span text:style-name="T2">que calcule el número total de </text:span><text:span text:style-name="T4">asignaciones </text:span><text:span text:style-name="T2">y </text:span><text:span text:style-name="T4">comparaciones (indicar las lineas a tener en cuenta en cada caso) </text:span><text:span text:style-name="T2">que realiza cada algoritmo. </text:span><text:span text:style-name="T6">Suponga n grande.</text:span></text:p>
      <text:p text:style-name="P6"/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a = 3</text:p>
            <text:p text:style-name="P1">b = 2</text:p>
            <text:p text:style-name="P1">c = 1</text:p>
            <text:p text:style-name="P1"/>
            <text:p text:style-name="P1">Para i = 3 hasta n + 1 haga</text:p>
            <text:p text:style-name="P1"><text:s text:c="6"/>Para <text:span text:style-name="T11">j</text:span> = 4 hasta n + 3 haga</text:p>
            <text:p text:style-name="P1"><text:s text:c="12"/>a = b + 2*a</text:p>
            <text:p text:style-name="P1"><text:s text:c="12"/>b = c + 3</text:p>
            <text:p text:style-name="P1"><text:s text:c="12"/>c = a – b</text:p>
            <text:p text:style-name="P1"><text:s text:c="7"/>fin para</text:p>
            <text:p text:style-name="P1">fin para</text:p>
          </table:table-cell>
          <table:table-cell table:style-name="Table1.B1" office:value-type="string">
            <text:p text:style-name="P1">a = 3</text:p>
            <text:p text:style-name="P1">b = 2</text:p>
            <text:p text:style-name="P1"/>
            <text:p text:style-name="P1"/>
            <text:p text:style-name="P1">Para i = 3 hasta 3*n haga</text:p>
            <text:p text:style-name="P1"><text:s text:c="6"/>Para <text:span text:style-name="T11">j</text:span> = -7 hasta n-10 haga</text:p>
            <text:p text:style-name="P1"><text:s text:c="12"/>a = b + 2</text:p>
            <text:p text:style-name="P1"><text:s text:c="12"/>b = c + 3</text:p>
            <text:p text:style-name="P1"><text:s text:c="7"/>fin para</text:p>
            <text:p text:style-name="P1">fin para</text:p>
          </table:table-cell>
        </table:table-row>
      </table:table>
      <text:p text:style-name="P6"/>
      <text:p text:style-name="P6"/>
      <text:p text:style-name="P7">Ahora incluyamos condicionales, el análisis en este caso debe hacerlo considerando</text:p>
      <text:list xml:id="list5299161693632257810" text:style-name="L1">
        <text:list-item>
          <text:p text:style-name="P10">Mejor caso: Menor número de ejecuciones</text:p>
        </text:list-item>
        <text:list-item>
          <text:p text:style-name="P10">Peor caso: Mayor número de ejecuciones</text:p>
        </text:list-item>
      </text:list>
      <text:p text:style-name="P7"/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a = 3</text:p>
            <text:p text:style-name="P1">b = 2</text:p>
            <text:p text:style-name="P1">c = 1</text:p>
            <text:p text:style-name="P1"/>
            <text:p text:style-name="P1">Para i = 3 hasta 2*n + 1 haga</text:p>
            <text:p text:style-name="P1"><text:s text:c="6"/>Si n es mayor que 3 entonces:</text:p>
            <text:p text:style-name="P1"><text:s text:c="12"/>Para <text:span text:style-name="T11">j</text:span> = 4 hasta n + 3 haga</text:p>
            <text:p text:style-name="P1"><text:s text:c="18"/>a = b + 2*a</text:p>
            <text:p text:style-name="P1"><text:s text:c="18"/>b = c + 3</text:p>
            <text:p text:style-name="P1"><text:s text:c="18"/>c = a – b</text:p>
            <text:p text:style-name="P1"><text:s text:c="12"/>fin para</text:p>
            <text:p text:style-name="P1"><text:s text:c="6"/>fin si</text:p>
            <text:p text:style-name="P1">fin para</text:p>
          </table:table-cell>
          <table:table-cell table:style-name="Table2.B1" office:value-type="string">
            <text:p text:style-name="P1">a = 3</text:p>
            <text:p text:style-name="P1">b = 2</text:p>
            <text:p text:style-name="P1"/>
            <text:p text:style-name="P1"/>
            <text:p text:style-name="P1">Para i = 3 hasta 3*n haga</text:p>
            <text:p text:style-name="P1"><text:s text:c="6"/>Para <text:span text:style-name="T11">j</text:span> = -7 hasta n-10 haga</text:p>
            <text:p text:style-name="P1"><text:s text:c="12"/>a = b + 2</text:p>
            <text:p text:style-name="P1"><text:s text:c="12"/><text:span text:style-name="T7">Si n &gt;= 7 entonces:</text:span></text:p>
            <text:p text:style-name="P1"><text:s text:c="21"/><text:span text:style-name="T7">Para k = - 3 hasta 4*n*n haga</text:span></text:p>
            <text:p text:style-name="P1"><text:s text:c="29"/><text:span text:style-name="T7">b = 3*b</text:span></text:p>
            <text:p text:style-name="P1"><text:s text:c="22"/><text:span text:style-name="T7">fin para</text:span></text:p>
            <text:p text:style-name="P1"><text:s text:c="12"/><text:span text:style-name="T7">fin si</text:span></text:p>
            <text:p text:style-name="P1"><text:s text:c="12"/>b = c + 3</text:p>
            <text:p text:style-name="P1"><text:s text:c="7"/>fin para</text:p>
            <text:p text:style-name="P1">fin para</text:p>
          </table:table-cell>
        </table:table-row>
      </table:table>
      <text:p text:style-name="P8"/>
      <text:p text:style-name="P9"/>
      <text:p text:style-name="P9"/>
      <text:p text:style-name="P9"><text:soft-page-break/></text:p>
      <text:p text:style-name="P9">Indicar expresiones en términos de n que generen los mismos valores que las siguientes funciones definidas por medio de relaciones de recurrencia (Donde sea necesario utilice conceptos vistos en matemáticas discretas)</text:p>
      <text:p text:style-name="P9"/>
      <text:p text:style-name="P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T(n) = T(n-1) + 3n + 4</text:p>
            <text:p text:style-name="P2">T(0) = 4</text:p>
          </table:table-cell>
          <table:table-cell table:style-name="Table3.B1" office:value-type="string">
            <text:p text:style-name="P2">T(n) = 4T(n-2) + 3T(n-1) + log(n)</text:p>
            <text:p text:style-name="P2">T(0) = 2</text:p>
            <text:p text:style-name="P2">T(1) = 6</text:p>
          </table:table-cell>
        </table:table-row>
        <table:table-row>
          <table:table-cell table:style-name="Table3.A2" office:value-type="string">
            <text:p text:style-name="P2">T(n) = 6T(n/4) + 4T(n/2) + n, para n <text:span text:style-name="T8">= 4</text:span><text:span text:style-name="T9">i</text:span><text:span text:style-name="T8"> , i&gt;= 0</text:span>.</text:p>
            <text:p text:style-name="P2">T(4) = 4</text:p>
          </table:table-cell>
          <table:table-cell table:style-name="Table3.B2" office:value-type="string">
            <text:p text:style-name="P2">T(n) = 6T(n-3) + 4T(n-2) + 0.5T(n-1)</text:p>
            <text:p text:style-name="P2">T(0) = 3</text:p>
            <text:p text:style-name="P2">T(1) = 4</text:p>
            <text:p text:style-name="P2">T(2) = 6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C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20:40:38.574000000</meta:creation-date>
    <dc:date>2017-02-18T07:10:48.450000000</dc:date>
    <meta:editing-duration>PT18M41S</meta:editing-duration>
    <meta:editing-cycles>10</meta:editing-cycles>
    <meta:generator>LibreOffice/5.2.2.2$Windows_x86 LibreOffice_project/8f96e87c890bf8fa77463cd4b640a2312823f3ad</meta:generator>
    <meta:document-statistic meta:table-count="3" meta:image-count="0" meta:object-count="0" meta:page-count="2" meta:paragraph-count="62" meta:word-count="365" meta:character-count="1835" meta:non-whitespace-character-count="1223"/>
  </office:meta>
</office:document-meta>
</file>